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sign Brain Dump</text:h>
      <text:p text:style-name="Standard"/>
      <text:list text:style-name="L1">
        <text:list-item>
          <text:p text:style-name="P1">Secure (HTTPS) communication</text:p>
        </text:list-item>
        <text:list-item>
          <text:p text:style-name="P1">http://localhost:8080/hudson/api/</text:p>
        </text:list-item>
        <text:list-item>
          <text:p text:style-name="P1">XML Schema available here - http://localhost:8080/hudson/api/schema</text:p>
        </text:list-item>
        <text:list-item>
          <text:p text:style-name="P1">Follow GNOME HIG</text:p>
        </text:list-item>
        <text:list-item>
          <text:p text:style-name="P1">Using Google Chart API - replace weather report with sparklines?</text:p>
        </text:list-item>
        <text:list-item>
          <text:p text:style-name="P1">Applet should reside in /usr/lib/&lt;applet-name&gt;</text:p>
        </text:list-item>
        <text:list-item>
          <text:p text:style-name="P1">Bonobo server file should reside in /usr/lib/bonobo/servers</text:p>
        </text:list-item>
      </text:list>
      <text:h text:style-name="Heading_20_1" text:outline-level="1" text:is-list-header="true">Journal</text:h>
      <text:p text:style-name="Text_20_body">2008-03-27 - made good progress on getting familiar with the applet technology and how to implement it. <text:s/>I currently feel like it will be a pyGTK application with a Bonobo wrapp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Brian Munroe</meta:initial-creator>
    <meta:creation-date>2008-03-24T10:06:23</meta:creation-date>
    <dc:creator>Brian Munroe</dc:creator>
    <dc:date>2008-03-27T18:00:21</dc:date>
    <meta:editing-cycles>3</meta:editing-cycles>
    <meta:editing-duration>PT9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84" meta:character-count="517"/>
  </office:meta>
</office:document-meta>
</file>